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917" officeooo:paragraph-rsid="000be917"/>
    </style:style>
    <style:style style:name="P2" style:family="paragraph" style:parent-style-name="Standard" style:list-style-name="L1">
      <style:text-properties officeooo:paragraph-rsid="000d4c4e"/>
    </style:style>
    <style:style style:name="P3" style:family="paragraph" style:parent-style-name="Standard" style:list-style-name="L1">
      <style:text-properties officeooo:paragraph-rsid="000e9c97"/>
    </style:style>
    <style:style style:name="P4" style:family="paragraph" style:parent-style-name="Standard" style:list-style-name="L1">
      <style:text-properties officeooo:rsid="000be917" officeooo:paragraph-rsid="000be917"/>
    </style:style>
    <style:style style:name="P5" style:family="paragraph" style:parent-style-name="Standard" style:list-style-name="L1">
      <style:text-properties fo:font-weight="bold" officeooo:rsid="000be917" officeooo:paragraph-rsid="000be917" style:font-weight-asian="bold" style:font-weight-complex="bold"/>
    </style:style>
    <style:style style:name="P6" style:family="paragraph" style:parent-style-name="Standard" style:list-style-name="L1">
      <style:text-properties officeooo:rsid="000c29a9" officeooo:paragraph-rsid="000c29a9"/>
    </style:style>
    <style:style style:name="P7" style:family="paragraph" style:parent-style-name="Standard" style:list-style-name="L1">
      <style:text-properties officeooo:rsid="000d4c4e" officeooo:paragraph-rsid="000d4c4e"/>
    </style:style>
    <style:style style:name="P8" style:family="paragraph" style:parent-style-name="Standard" style:list-style-name="L1">
      <style:text-properties officeooo:rsid="000d7be8" officeooo:paragraph-rsid="000d7be8"/>
    </style:style>
    <style:style style:name="P9" style:family="paragraph" style:parent-style-name="Standard" style:list-style-name="L1">
      <style:text-properties fo:font-style="normal" fo:font-weight="normal" officeooo:rsid="000d7be8" officeooo:paragraph-rsid="000d7be8" style:font-style-asian="normal" style:font-weight-asian="normal" style:font-style-complex="normal" style:font-weight-complex="normal"/>
    </style:style>
    <style:style style:name="P10" style:family="paragraph" style:parent-style-name="Standard" style:list-style-name="L1">
      <style:text-properties officeooo:rsid="000e9c97" officeooo:paragraph-rsid="000e9c97"/>
    </style:style>
    <style:style style:name="T1" style:family="text">
      <style:text-properties fo:font-weight="bold" style:font-weight-asian="bold" style:font-weight-complex="bold"/>
    </style:style>
    <style:style style:name="T2" style:family="text">
      <style:text-properties fo:font-weight="bold" officeooo:rsid="000d4c4e" style:font-weight-asian="bold" style:font-weight-complex="bold"/>
    </style:style>
    <style:style style:name="T3" style:family="text">
      <style:text-properties officeooo:rsid="000d4c4e"/>
    </style:style>
    <style:style style:name="T4" style:family="text">
      <style:text-properties fo:font-weight="normal" officeooo:rsid="000d4c4e"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0d4c4e" style:font-style-asian="italic" style:font-weight-asian="normal" style:font-style-complex="italic"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0e9c97" style:font-style-asian="normal" style:font-weight-asian="normal" style:font-style-complex="normal" style:font-weight-complex="normal"/>
    </style:style>
    <style:style style:name="T12" style:family="text">
      <style:text-properties officeooo:rsid="000e9c9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Node JS / Express JS</text:p>
      <text:p text:style-name="P1"><text:tab/><text:span text:style-name="T1">Introduction :</text:span></text:p>
      <text:list xml:id="list4258602670" text:style-name="L1">
        <text:list-item>
          <text:p text:style-name="P4">To run write in command line Node filename.</text:p>
        </text:list-item>
        <text:list-item>
          <text:p text:style-name="P4">In vanilla javascript we get window object like document.queryselector</text:p>
        </text:list-item>
        <text:list-item>
          <text:p text:style-name="P4">In node there is no concept of window in Node.</text:p>
        </text:list-item>
        <text:list-item>
          <text:p text:style-name="P4">A concept of global variables in Node any file would have acces to them.eg __dirname,__filename,require<text:span text:style-name="T3">(function to use global names)</text:span>,module,process(info abour env where the program is being executed) ,console etc. </text:p>
          <text:p text:style-name="P5"/>
          <text:p text:style-name="P5">Modules :</text:p>
        </text:list-item>
        <text:list-item>
          <text:p text:style-name="P4">Only 1 file will be run toexecute code(node app.js) but code in app.js will be split in multiple files called modules and they would be imported in app.js otherwise it would become complex.</text:p>
        </text:list-item>
        <text:list-item>
          <text:p text:style-name="P6">(2-intro) if code in this file were to be structurd it would be easier to follow the logic.We could call the function in of other file. </text:p>
        </text:list-item>
        <text:list-item>
          <text:p text:style-name="P2"><text:span text:style-name="T3">We divide the code into 3 files(3-intro.js , 4-names.js, 5-utils.js) all these are modules.They have module object which when logged into console have various properties and an </text:span><text:span text:style-name="T2">export </text:span><text:span text:style-name="T4">object which will be accessible to other modules. This is how to modules ‘</text:span><text:span text:style-name="T6">talk to each other’ .</text:span></text:p>
        </text:list-item>
        <text:list-item>
          <text:p text:style-name="P7"><text:span text:style-name="T5">Require(‘</text:span><text:span text:style-name="T8">./</text:span><text:span text:style-name="T5">’)</text:span><text:span text:style-name="T10">[always <text:s/>start with ./ when creating your own modules as in a project we will have builtin modules as well third party modules which can be level up or down.</text:span></text:p>
        </text:list-item>
        <text:list-item>
          <text:p text:style-name="P8"><text:span text:style-name="T10">Once we export </text:span><text:span text:style-name="T8">whole module would be global</text:span><text:span text:style-name="T9"> </text:span><text:span text:style-name="T7">but </text:span><text:span text:style-name="T10">only the objects/variables </text:span><text:span text:style-name="T8">passed into export object </text:span><text:span text:style-name="T10">can be accesed by other modules.</text:span></text:p>
        </text:list-item>
        <text:list-item>
          <text:p text:style-name="P9">To get imported property we use imported_variable.property or use destructuring</text:p>
        </text:list-item>
        <text:list-item>
          <text:p text:style-name="P3"><text:span text:style-name="T11">When we import a module we are invoking the code , i.e code is wrappedin imported file and exectued.</text:span></text:p>
        </text:list-item>
        <text:list-item>
          <text:p text:style-name="P10"><text:span text:style-name="T10">Built In Modules : OS PATH FS HTTP</text:span></text:p>
        </text:list-item>
        <text:list-item>
          <text:p text:style-name="P10"><text:span text:style-name="T10"/></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7T13:56:09.014704833</meta:creation-date>
    <meta:editing-duration>PT8M38S</meta:editing-duration>
    <meta:editing-cycles>2</meta:editing-cycles>
    <meta:generator>LibreOffice/6.4.7.2$Linux_X86_64 LibreOffice_project/40$Build-2</meta:generator>
    <dc:date>2021-05-07T13:58:21.625957489</dc:date>
    <meta:document-statistic meta:table-count="0" meta:image-count="0" meta:object-count="0" meta:page-count="1" meta:paragraph-count="16" meta:word-count="273" meta:character-count="1574" meta:non-whitespace-character-count="1325"/>
  </office:meta>
</office:document-meta>
</file>